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">
      <style:paragraph-properties fo:margin-left="0.635cm" fo:margin-right="0cm" fo:text-indent="0cm" style:auto-text-indent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2" style:family="paragraph" style:parent-style-name="Definition_20_Term">
      <style:paragraph-properties fo:margin-left="0cm" fo:margin-right="0cm" fo:text-indent="0cm" style:auto-text-indent="false"/>
    </style:style>
    <style:style style:name="P3" style:family="paragraph" style:parent-style-name="Definition_20_List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otNetInstaller Users Guide</text:span><text:line-break/><text:span text:style-name="T1">dotNetInstaller</text:span></text:p>
      <text:p text:style-name="P4"><text:span text:style-name="T1"><text:s/></text:span></text:p>
      <text:p text:style-name="P4"><text:span text:style-name="T2">dotNetInstaller.exe</text:span><text:span text:style-name="T1"> is a bootstrapper, a lightweight driver for your setup process. Simply put, this is your setup.exe. It offers a user interface, progress, status, supports silent installs and enables user selection of optional components. The workflow is highly flexible and the UI can be somewhat customized. </text:span></text:p>
      <text:p text:style-name="P4"><text:span text:style-name="T1">Command Line Arguments </text:span></text:p>
      <text:p text:style-name="P2"><text:span text:style-name="T1">/? or /help </text:span></text:p>
      <text:p text:style-name="P3"><text:span text:style-name="T1">Display a help screen. </text:span></text:p>
      <text:p text:style-name="P2"><text:span text:style-name="T1">/ConfigFile [path] </text:span></text:p>
      <text:p text:style-name="P3"><text:span text:style-name="T1">Optional configuration file name and location, defaults to configuration.xml in the same location as the dotNetInstaller executable. </text:span></text:p>
      <text:p text:style-name="P2"><text:span text:style-name="T1">/i </text:span></text:p>
      <text:p text:style-name="P3"><text:span text:style-name="T1">Install components (default). </text:span></text:p>
      <text:p text:style-name="P2"><text:span text:style-name="T1">/x </text:span></text:p>
      <text:p text:style-name="P3"><text:span text:style-name="T1">Uninstall components. </text:span></text:p>
      <text:p text:style-name="P2"><text:span text:style-name="T1">/q </text:span></text:p>
      <text:p text:style-name="P3"><text:span text:style-name="T1">Forces silent UI mode, overriding the configuration's ui_mode attribute. </text:span></text:p>
      <text:p text:style-name="P2"><text:span text:style-name="T1">/qb </text:span></text:p>
      <text:p text:style-name="P3"><text:span text:style-name="T1">Forces basic UI mode, overriding the configuration's ui_mode attribute. A basic UI mode shows progress dialogs but does not require any user interaction. </text:span></text:p>
      <text:p text:style-name="P2"><text:span text:style-name="T1">/nq </text:span></text:p>
      <text:p text:style-name="P3"><text:span text:style-name="T1">Forces full UI mode, overriding the configuration's ui_mode attribute. </text:span></text:p>
      <text:p text:style-name="P2"><text:span text:style-name="T1">/nosplash </text:span></text:p>
      <text:p text:style-name="P3"><text:span text:style-name="T1">Do not display splash screen. </text:span></text:p>
      <text:p text:style-name="P2"><text:span text:style-name="T1">/noreboot </text:span></text:p>
      <text:p text:style-name="P3"><text:span text:style-name="T1">Do not actually reboot Windows even if a reboot was required by a component or the user chooses to reboot when prompted. </text:span></text:p>
      <text:p text:style-name="P2"><text:span text:style-name="T1">/noRunOnReboot </text:span></text:p>
      <text:p text:style-name="P3"><text:span text:style-name="T1">Do not actually write the RunOnReboot registry key if a reboot is required by a component or the user chooses to reboot when prompted. </text:span></text:p>
      <text:p text:style-name="P2"><text:span text:style-name="T1">/CompleteCommandArgs </text:span></text:p>
      <text:p text:style-name="P3"><text:span text:style-name="T1">Specify additional arguments for the complete_command. For example, if your complete command is an MSI this lets you pass additional parameters. </text:span></text:p>
      <text:p text:style-name="P2"><text:span text:style-name="T1">/Log </text:span></text:p>
      <text:p text:style-name="P3"><text:span text:style-name="T1">Creates a log file during installation with information and errors useful for debugging. You can find this file in the user temporary directory with the name dotNetInstallerLog.txt (eg. C:\Documents and Settings\YOUR_NAME\Local Settings\Temp\dotNetInstallerLog.txt). Its location and name can be specified with </text:span><text:span text:style-name="T2">/LogFile</text:span><text:span text:style-name="T1">. </text:span></text:p>
      <text:p text:style-name="P2"><text:span text:style-name="T1">/LogFile [path] </text:span></text:p>
      <text:p text:style-name="P3"><text:span text:style-name="T1">Optional log file name and location. </text:span></text:p>
      <text:p text:style-name="P2"><text:span text:style-name="T1">/ExtractCab </text:span></text:p>
      <text:p text:style-name="P3"><text:span text:style-name="T1">If this package contains an embedded CABs, extract all contents under a new folder called SupportFiles in the current directory. When specified, all other options are ignored and no installations are run. </text:span></text:p>
      <text:p text:style-name="P2"><text:span text:style-name="T1">/DisplayCab </text:span></text:p>
      <text:p text:style-name="P3"><text:span text:style-name="T1">If this package contains an embedded CAB, display its contents. </text:span></text:p>
      <text:p text:style-name="P2"><text:span text:style-name="T1">/DisplayConfig </text:span></text:p>
      <text:p text:style-name="P3"><text:span text:style-name="T1">Display the complete list of configurations and components without checking processor architecture or lcid. </text:span></text:p>
      <text:p text:style-name="P2"><text:span text:style-name="T1">/ComponentArgs "*|id|display_name":"value" </text:span></text:p>
      <text:p text:style-name="P3"><text:soft-page-break/><text:span text:style-name="T1">Additional component parameters. This enables passing additional command-line arguments to all (*) or specific components by their id and/or display_name, in this order. The value is appended to both non-silent and silent command lines of msi and cmd type components. The component id or display_name must match exactly the one in the configuration.xml. </text:span></text:p>
      <text:p text:style-name="P3"><text:span text:style-name="T1">Examples: </text:span></text:p>
      <text:p text:style-name="P3"><text:span text:style-name="T1">Copy </text:span></text:p>
      <text:p text:style-name="P1">setup.exe /ComponentArgs MySetup:"COLOR=blue SIZE=big"setup.exe /ComponentArgs MySetup:"COLOR=blue" /ComponentArgs MySetup:"SIZE=big"</text:p>
      <text:p text:style-name="Standard"><text:bookmark text:name="commandlineargumen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writing-mode="lr-tb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writing-mode="lr-tb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19:59.391000000</meta:creation-date>
    <dc:date>2019-04-24T18:26:32.790000000</dc:date>
    <meta:editing-duration>PT6M34S</meta:editing-duration>
    <meta:editing-cycles>1</meta:editing-cycles>
    <meta:document-statistic meta:table-count="0" meta:image-count="0" meta:object-count="0" meta:page-count="2" meta:paragraph-count="41" meta:word-count="380" meta:character-count="2761" meta:non-whitespace-character-count="2382"/>
    <meta:generator>LibreOffice/6.1.5.2$Windows_x86 LibreOffice_project/90f8dcf33c87b3705e78202e3df5142b201bd805</meta:generator>
    <meta:user-defined meta:name="DocumentEncoding">utf-8</meta:user-defined>
    <meta:user-defined meta:name="HTML" meta:value-type="boolean">true</meta:user-defined>
  </office:meta>
</office:document-meta>
</file>